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7711"/>
    </style:style>
    <style:style style:name="P2" style:family="paragraph" style:parent-style-name="Standard">
      <style:text-properties officeooo:rsid="00077711" officeooo:paragraph-rsid="0007f4d3"/>
    </style:style>
    <style:style style:name="P3" style:family="paragraph" style:parent-style-name="Standard" style:list-style-name="L1">
      <style:text-properties officeooo:rsid="0007f4d3" officeooo:paragraph-rsid="0007f4d3"/>
    </style:style>
    <style:style style:name="P4" style:family="paragraph" style:parent-style-name="Standard">
      <style:text-properties officeooo:rsid="0007f4d3" officeooo:paragraph-rsid="0007f4d3"/>
    </style:style>
    <style:style style:name="P5" style:family="paragraph" style:parent-style-name="Standard">
      <style:text-properties officeooo:paragraph-rsid="0007f4d3"/>
    </style:style>
    <style:style style:name="T1" style:family="text">
      <style:text-properties officeooo:rsid="0007f4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purpose of this memo is the establish the group schedule and organizational tools that we</text:p>
      <text:p text:style-name="Standard">will be using during this term to complete labs 1-5.</text:p>
      <text:p text:style-name="Standard">Meeting Up:</text:p>
      <text:p text:style-name="Standard">• Will be meeting up during the Friday morning lab session from 9am to 11:50am.</text:p>
      <text:p text:style-name="Standard">• Will be reviewing required documents for each lab being completed that week.</text:p>
      <text:p text:style-name="Standard">• Will make sure to bring Locks and tags to have multiple people working on the circuit at the</text:p>
      <text:p text:style-name="Standard">same time.</text:p>
      <text:p text:style-name="Standard">• If we need to meet outside of lab due to constraints of any sort. We will be checking with lab</text:p>
      <text:p text:style-name="Standard">TAs to find out when work stations are available in lab to use.</text:p>
      <text:p text:style-name="Standard">Organizational tools:</text:p>
      <text:p text:style-name="Standard">To organize our group, we will be communicating through the discord server set up for class</text:p>
      <text:p text:style-name="Standard">to address any short communications needed. If files need to be sent or shared between the group,</text:p>
      <text:p text:style-name="Standard">then a shared folder on google drive will be our main access point.</text:p>
      <text:p text:style-name="Standard"/>
      <text:p text:style-name="Standard"/>
      <text:p text:style-name="P1">The purpose of this memo is the establish the group schedule and organizational tools that we</text:p>
      <text:p text:style-name="P1">will be using during this term to complete labs 1-5.</text:p>
      <text:p text:style-name="P1"/>
      <text:p text:style-name="P2"><text:span text:style-name="T1">In addition to the regular lab session times, </text:span>we plan to have a weekly meeting on zoom to go over report responsibilities <text:span text:style-name="T1">for the previous lab</text:span> and <text:span text:style-name="T1">for reviewing required documents for the next lab</text:span>. We will use Discord <text:span text:style-name="T1">for more general communication at any time in between.</text:span></text:p>
      <text:p text:style-name="P2"/>
      <text:list xml:id="list4224473087" text:style-name="L1">
        <text:list-item>
          <text:p text:style-name="P3">Lab session 9am to 11:50am every Friday</text:p>
        </text:list-item>
        <text:list-item>
          <text:p text:style-name="P3">Meeting over audio in Discord every Monday at 7pm</text:p>
        </text:list-item>
        <text:list-item>
          <text:p text:style-name="P3">Voluntary meeting in lab for extra practice or to finish any remaining work, unscheduled</text:p>
        </text:list-item>
      </text:list>
      <text:p text:style-name="P4"/>
      <text:p text:style-name="P5">To organize our group, we will be communicating through the discord server set up for class</text:p>
      <text:p text:style-name="P5">to address any short communications needed. If files need to be sent or shared between the group,</text:p>
      <text:p text:style-name="P4">then a shared folder on google drive will be our main access point. We have already set up a google calendar to schedule events. If we need any further organizational assistance for reports, we will make use of a Trello board f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8T15:15:00.851952624</meta:creation-date>
    <dc:date>2022-01-08T16:48:16.679539992</dc:date>
    <meta:editing-duration>PT1H2M36S</meta:editing-duration>
    <meta:editing-cycles>1</meta:editing-cycles>
    <meta:document-statistic meta:table-count="0" meta:image-count="0" meta:object-count="0" meta:page-count="1" meta:paragraph-count="22" meta:word-count="341" meta:character-count="1866" meta:non-whitespace-character-count="1549"/>
    <meta:generator>LibreOffice/6.2.1.2$MacOSX_X86_64 LibreOffice_project/7bcb35dc3024a62dea0caee87020152d1ee96e71</meta:generator>
  </office:meta>
</office:document-meta>
</file>